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00B05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ext-properties fo:color="#CE181E"/>
    </style:style>
    <style:style style:name="T1" style:family="text" style:parent-style-name="Default">
      <style:text-properties fo:color="#FF0000" style:text-line-through-style="none" style:font-name="等线" style:font-name-asian="等线" style:font-name-complex="等线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10.2305555555556cm"/>
    </style:style>
    <style:style style:name="co2" style:family="table-column">
      <style:table-column-properties fo:break-before="auto" style:column-width="3.19263888888889cm"/>
    </style:style>
    <style:style style:name="co3" style:family="table-column">
      <style:table-column-properties fo:break-before="auto" style:column-width="2.45180555555556cm"/>
    </style:style>
    <style:style style:name="co4" style:family="table-column">
      <style:table-column-properties fo:break-before="auto" style:column-width="5.06236111111111cm"/>
    </style:style>
    <style:style style:name="co5" style:family="table-column">
      <style:table-column-properties fo:break-before="auto" style:column-width="6.59694444444444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1015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我的</text:p>
          </table:table-cell>
          <table:table-cell office:value-type="string" table:style-name="ce1">
            <text:p>提交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seline-1080</text:p>
          </table:table-cell>
          <table:table-cell office:value-type="float" office:value="52.4" table:style-name="ce1">
            <text:p>52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80上的</text:p>
          </table:table-cell>
          <table:table-cell table:style-name="ce1"/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1">
            <text:p>baseline</text:p>
          </table:table-cell>
          <table:table-cell office:value-type="float" office:value="52.1" table:style-name="ce1">
            <text:p>52.1</text:p>
          </table:table-cell>
          <table:table-cell office:value-type="float" office:value="-0.3" table:style-name="ce3">
            <text:p>-0.3</text:p>
          </table:table-cell>
          <table:table-cell office:value-type="string" table:style-name="ce1">
            <text:p>SX_baseline1</text:p>
          </table:table-cell>
          <table:table-cell office:value-type="string" table:style-name="ce1">
            <text:p>为什么掉点？怀疑是多尺度选的不好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1">
            <text:p>b+gcb</text:p>
          </table:table-cell>
          <table:table-cell office:value-type="float" office:value="51.5" table:style-name="ce1">
            <text:p>51.5</text:p>
          </table:table-cell>
          <table:table-cell office:value-type="float" office:value="-0.9" table:style-name="ce3">
            <text:p>-0.9</text:p>
          </table:table-cell>
          <table:table-cell office:value-type="string" table:style-name="ce1">
            <text:p>SX_baseline2</text:p>
          </table:table-cell>
          <table:table-cell office:value-type="string" table:style-name="ce1">
            <text:p>gcb很奇怪，以后有机会再探究一下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1">
            <text:p>b+gcb+bfp</text:p>
          </table:table-cell>
          <table:table-cell office:value-type="float" office:value="51.9" table:style-name="ce1">
            <text:p>51.9</text:p>
          </table:table-cell>
          <table:table-cell office:value-type="float" office:value="-0.5" table:style-name="ce3">
            <text:p>-0.5</text:p>
          </table:table-cell>
          <table:table-cell office:value-type="string" table:style-name="ce1">
            <text:p>SX_baseline3</text:p>
          </table:table-cell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b+bfp</text:p>
          </table:table-cell>
          <table:table-cell office:value-type="float" office:value="53.063533" table:style-name="ce1">
            <text:p>53.063533</text:p>
          </table:table-cell>
          <table:table-cell office:value-type="float" office:value="0.66" table:style-name="ce4">
            <text:p>0.66</text:p>
          </table:table-cell>
          <table:table-cell office:value-type="string" table:style-name="ce1">
            <text:p>SX_baseline4</text:p>
          </table:table-cell>
          <table:table-cell office:value-type="string" table:style-name="ce2">
            <text:p>bfp升点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b+bfp+高斯25</text:p>
          </table:table-cell>
          <table:table-cell office:value-type="float" office:value="52" table:style-name="ce1">
            <text:p>52</text:p>
          </table:table-cell>
          <table:table-cell office:value-type="float" office:value="-0.4" table:style-name="ce3">
            <text:p>-0.4</text:p>
          </table:table-cell>
          <table:table-cell office:value-type="string" table:style-name="ce1">
            <text:p>SX_baseline5</text:p>
          </table:table-cell>
          <table:table-cell office:value-type="string" table:style-name="ce1">
            <text:p>怀疑是高斯噪声标准差太大掉点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2">
          <table:table-cell office:value-type="string" table:style-name="ce1">
            <text:p>b+bfp+高斯25+RandomSampler(RS)</text:p>
          </table:table-cell>
          <table:table-cell office:value-type="float" office:value="52.340328999999997" table:style-name="ce1">
            <text:p>52.340329</text:p>
          </table:table-cell>
          <table:table-cell office:value-type="float" office:value="-0.1" table:style-name="ce3">
            <text:p>-0.1</text:p>
          </table:table-cell>
          <table:table-cell office:value-type="string" table:style-name="ce1">
            <text:p>SX_baseline6</text:p>
          </table:table-cell>
          <table:table-cell office:value-type="string" table:style-name="ce2">
            <text:p>RandomSampler升点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b-90+DIOU</text:p>
          </table:table-cell>
          <table:table-cell office:value-type="float" office:value="51.215504000000003" table:style-name="ce1">
            <text:p>51.215504</text:p>
          </table:table-cell>
          <table:table-cell office:value-type="float" office:value="-1.2" table:style-name="ce3">
            <text:p>-1.2</text:p>
          </table:table-cell>
          <table:table-cell office:value-type="string" table:style-name="ce1">
            <text:p>1080-SX_baseline2</text:p>
          </table:table-cell>
          <table:table-cell office:value-type="string" table:style-name="ce1">
            <text:p>GIOU，DIOU，CIOU之类的估计废了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b+bfp+高斯1+RS+<text:span text:style-name="T1">去int</text:span></text:p>
          </table:table-cell>
          <table:table-cell office:value-type="float" office:value="53.033667999999999" table:style-name="ce1">
            <text:p>53.033668</text:p>
          </table:table-cell>
          <table:table-cell office:value-type="float" office:value="0.63" table:style-name="ce4">
            <text:p>0.63</text:p>
          </table:table-cell>
          <table:table-cell office:value-type="string" table:style-name="ce1">
            <text:p>SX_baseline8</text:p>
          </table:table-cell>
          <table:table-cell office:value-type="string" table:style-name="ce1">
            <text:p>高斯噪声仍然掉点，或许可以进一步调小标准差，0.2？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b-90</text:p>
          </table:table-cell>
          <table:table-cell office:value-type="float" office:value="52.201728000000003" table:style-name="ce1">
            <text:p>52.201728</text:p>
          </table:table-cell>
          <table:table-cell office:value-type="float" office:value="-0.2" table:style-name="ce3">
            <text:p>-0.2</text:p>
          </table:table-cell>
          <table:table-cell office:value-type="string" table:style-name="ce1">
            <text:p>SX_baseline_工具人_1</text:p>
          </table:table-cell>
          <table:table-cell table:number-columns-repeated="4" table:style-name="ce2"/>
          <table:table-cell table:number-columns-repeated="16376" table:style-name="ce1"/>
        </table:table-row>
        <table:table-row table:style-name="ro3">
          <table:table-cell office:value-type="string" table:style-name="ce1">
            <text:p>b+调多尺度</text:p>
          </table:table-cell>
          <table:table-cell office:value-type="float" office:value="52.891323999999997" table:style-name="ce1">
            <text:p>52.891324</text:p>
          </table:table-cell>
          <table:table-cell office:value-type="float" office:value="0.5" table:style-name="ce4">
            <text:p>0.5</text:p>
          </table:table-cell>
          <table:table-cell office:value-type="string" table:style-name="ce1">
            <text:p>SX_baseline_工具人_2</text:p>
          </table:table-cell>
          <table:table-cell office:value-type="string" table:style-name="ce2">
            <text:p>果然正常多尺度好些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b+bfp+RS+调多尺度+<text:span text:style-name="T1">去int</text:span></text:p>
          </table:table-cell>
          <table:table-cell office:value-type="float" office:value="52.5" table:style-name="ce1">
            <text:p>52.5</text:p>
          </table:table-cell>
          <table:table-cell office:value-type="float" office:value="0.1" table:style-name="ce4">
            <text:p>0.1</text:p>
          </table:table-cell>
          <table:table-cell office:value-type="string" table:style-name="ce1">
            <text:p>SX_baseline10</text:p>
          </table:table-cell>
          <table:table-cell office:value-type="string" table:style-name="ce1">
            <text:p>旋转90度果然掉点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b+bfp+RS-90+调多尺度</text:p>
          </table:table-cell>
          <table:table-cell office:value-type="float" office:value="52.904390999999997" table:style-name="ce1">
            <text:p>52.904391</text:p>
          </table:table-cell>
          <table:table-cell office:value-type="float" office:value="0.5" table:style-name="ce4">
            <text:p>0.5</text:p>
          </table:table-cell>
          <table:table-cell office:value-type="string" table:style-name="ce1">
            <text:p>SX_baseline9</text:p>
          </table:table-cell>
          <table:table-cell table:style-name="ce1"/>
          <table:table-cell table:number-columns-repeated="3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b+bfp+RS-90+调多尺度+<text:span text:style-name="T1">去int</text:span></text:p>
          </table:table-cell>
          <table:table-cell office:value-type="float" office:value="53.154006000000003" table:style-name="ce1">
            <text:p>53.154006</text:p>
          </table:table-cell>
          <table:table-cell office:value-type="float" office:value="0.75" table:style-name="ce4">
            <text:p>0.75</text:p>
          </table:table-cell>
          <table:table-cell office:value-type="string" table:style-name="ce1">
            <text:p>SX_baseline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+bfp+RS-90+调多尺度+r50-边框抖动</text:p>
          </table:table-cell>
          <table:table-cell office:value-type="float" office:value="51.498100000000001" table:style-name="ce1">
            <text:p>51.4981</text:p>
          </table:table-cell>
          <table:table-cell office:value-type="float" office:value="-0.9" table:style-name="ce3">
            <text:p>-0.9</text:p>
          </table:table-cell>
          <table:table-cell office:value-type="string" table:style-name="ce1">
            <text:p>1080-SX_baseline11</text:p>
          </table:table-cell>
          <table:table-cell office:value-type="string" table:style-name="ce2">
            <text:p>边框抖动是个坑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+bfp+RS-90+调多尺度+r50</text:p>
          </table:table-cell>
          <table:table-cell office:value-type="float" office:value="51.223306000000001" table:style-name="ce1">
            <text:p>51.223306</text:p>
          </table:table-cell>
          <table:table-cell office:value-type="float" office:value="-1.2" table:style-name="ce3">
            <text:p>-1.2</text:p>
          </table:table-cell>
          <table:table-cell office:value-type="string" table:style-name="ce1">
            <text:p>1080-SX_baseline9</text:p>
          </table:table-cell>
          <table:table-cell office:value-type="string" table:style-name="ce1">
            <text:p>r50辣鸡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+bfp+RS-90+调多尺度+r101</text:p>
          </table:table-cell>
          <table:table-cell office:value-type="float" office:value="51.11" table:style-name="ce1">
            <text:p>51.11</text:p>
          </table:table-cell>
          <table:table-cell office:value-type="float" office:value="-1.3" table:style-name="ce3">
            <text:p>-1.3</text:p>
          </table:table-cell>
          <table:table-cell office:value-type="string" table:style-name="ce1">
            <text:p>r101</text:p>
          </table:table-cell>
          <table:table-cell office:value-type="string" table:style-name="ce1">
            <text:p>r101辣鸡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+bfp+RS-90+调多尺度+r50+高斯0.1</text:p>
          </table:table-cell>
          <table:table-cell office:value-type="float" office:value="51.07" table:style-name="ce1">
            <text:p>51.07</text:p>
          </table:table-cell>
          <table:table-cell office:value-type="float" office:value="-1.4" table:style-name="ce3">
            <text:p>-1.4</text:p>
          </table:table-cell>
          <table:table-cell office:value-type="string" table:style-name="ce1">
            <text:p>1080-SX_baseline10</text:p>
          </table:table-cell>
          <table:table-cell office:value-type="string" table:style-name="ce1">
            <text:p>高斯彻底再见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+bfp+RS-90+调多尺度+mean_std,std=3,froze</text:p>
          </table:table-cell>
          <table:table-cell office:value-type="float" office:value="0.51315663" table:style-name="ce1">
            <text:p>0.51315663</text:p>
          </table:table-cell>
          <table:table-cell office:value-type="float" office:value="-1.1000000000000001" table:style-name="ce3">
            <text:p>-1.1</text:p>
          </table:table-cell>
          <table:table-cell office:value-type="string" table:style-name="ce1">
            <text:p>SX_mean_std</text:p>
          </table:table-cell>
          <table:table-cell office:value-type="string" table:style-name="ce2">
            <text:p>mean_std也没用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+bfp+RS-90+调多尺度+对比度</text:p>
          </table:table-cell>
          <table:table-cell office:value-type="float" office:value="53.004665000000003" table:style-name="ce1">
            <text:p>53.004665</text:p>
          </table:table-cell>
          <table:table-cell office:value-type="float" office:value="0.6" table:style-name="ce4">
            <text:p>0.6</text:p>
          </table:table-cell>
          <table:table-cell office:value-type="string" table:style-name="ce1">
            <text:p>SX_baseline_duibidu</text:p>
          </table:table-cell>
          <table:table-cell office:value-type="string" table:style-name="ce2">
            <text:p>对比度有用！！！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+bfp-90+亮度+<text:span text:style-name="T1">去int</text:span></text:p>
          </table:table-cell>
          <table:table-cell office:value-type="float" office:value="53.015377000000001" table:style-name="ce1">
            <text:p>53.015377</text:p>
          </table:table-cell>
          <table:table-cell office:value-type="float" office:value="0.6" table:style-name="ce4">
            <text:p>0.6</text:p>
          </table:table-cell>
          <table:table-cell office:value-type="string" table:style-name="ce1">
            <text:p>SX_baseline12</text:p>
          </table:table-cell>
          <table:table-cell office:value-type="string" table:style-name="ce2">
            <text:p>亮度也有用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+bfp-90+<text:span text:style-name="T1">去int</text:span></text:p>
          </table:table-cell>
          <table:table-cell office:value-type="float" office:value="52.846747000000001" table:style-name="ce1">
            <text:p>52.846747</text:p>
          </table:table-cell>
          <table:table-cell office:value-type="float" office:value="0.44" table:style-name="ce4">
            <text:p>0.44</text:p>
          </table:table-cell>
          <table:table-cell office:value-type="string" table:style-name="ce1">
            <text:p>SX_baseline11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b+bfp+RS-90+调多尺度+r50-边框抖动-CutOut</text:p>
          </table:table-cell>
          <table:table-cell office:value-type="float" office:value="51.546760999999996" table:style-name="ce1">
            <text:p>51.546761</text:p>
          </table:table-cell>
          <table:table-cell office:value-type="float" office:value="-0.86" table:style-name="ce3">
            <text:p>-0.86</text:p>
          </table:table-cell>
          <table:table-cell office:value-type="string" table:style-name="ce1">
            <text:p>1080-SX_baseline12</text:p>
          </table:table-cell>
          <table:table-cell office:value-type="string" table:style-name="ce2">
            <text:p>CutOut也掉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以baseline+bfp为基础进行探索：</text:p>
          </table:table-cell>
          <table:table-cell office:value-type="float" office:value="53.063533" table:style-name="ce1">
            <text:p>53.063533</text:p>
          </table:table-cell>
          <table:table-cell table:style-name="ce1"/>
          <table:table-cell office:value-type="string" table:style-name="ce1">
            <text:p>SX_baseline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调多尺度</text:p>
          </table:table-cell>
          <table:table-cell office:value-type="float" office:value="53.015327999999997" table:style-name="ce1">
            <text:p>53.015328</text:p>
          </table:table-cell>
          <table:table-cell office:value-type="float" office:value="-4.820500000000294E-2" table:formula="of:=[.B30]-[.$B$29]" table:style-name="ce3">
            <text:p>-0.048205</text:p>
          </table:table-cell>
          <table:table-cell office:value-type="string" table:style-name="ce1">
            <text:p>SX_b1</text:p>
          </table:table-cell>
          <table:table-cell office:value-type="string" table:style-name="ce1">
            <text:p>尺度没锤子用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an_std，std=10,froze</text:p>
          </table:table-cell>
          <table:table-cell office:value-type="float" office:value="52.658254999999997" table:style-name="ce1">
            <text:p>52.658255</text:p>
          </table:table-cell>
          <table:table-cell office:value-type="float" office:value="-0.40527800000000269" table:formula="of:=[.B31]-[.$B$29]" table:style-name="ce3">
            <text:p>-0.405278</text:p>
          </table:table-cell>
          <table:table-cell office:value-type="string" table:style-name="ce1">
            <text:p>SX_56_mean_std</text:p>
          </table:table-cell>
          <table:table-cell office:value-type="string" table:style-name="ce1">
            <text:p>均值标准差也没锤子用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S</text:p>
          </table:table-cell>
          <table:table-cell office:value-type="float" office:value="53.606147999999997" table:style-name="ce1">
            <text:p>53.606148</text:p>
          </table:table-cell>
          <table:table-cell office:value-type="float" office:value="0.54261499999999785" table:formula="of:=[.B32]-[.$B$29]" table:style-name="ce4">
            <text:p>0.542615</text:p>
          </table:table-cell>
          <table:table-cell office:value-type="string" table:style-name="ce1">
            <text:p>SX_b_RS</text:p>
          </table:table-cell>
          <table:table-cell office:value-type="string" table:style-name="ce2">
            <text:p>随机采样无敌</text:p>
          </table:table-cell>
          <table:table-cell office:value-type="string" table:style-name="ce2">
            <text:p>！！！！</text:p>
          </table:table-cell>
          <table:table-cell office:value-type="string" table:style-name="ce1">
            <text:p>int52.237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S-边框抖动</text:p>
          </table:table-cell>
          <table:table-cell office:value-type="float" office:value="53.135192000000004" table:style-name="ce1">
            <text:p>53.135192</text:p>
          </table:table-cell>
          <table:table-cell office:value-type="float" office:value="7.1659000000003914E-2" table:formula="of:=[.B33]-[.$B$29]" table:style-name="ce4">
            <text:p>0.071659</text:p>
          </table:table-cell>
          <table:table-cell office:value-type="string" table:style-name="ce1">
            <text:p>SX_b_RS_去抖</text:p>
          </table:table-cell>
          <table:table-cell office:value-type="string" table:style-name="ce1">
            <text:p>边框抖动不能丢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an_std，std=10</text:p>
          </table:table-cell>
          <table:table-cell office:value-type="float" office:value="54.017676999999999" table:style-name="ce1">
            <text:p>54.017677</text:p>
          </table:table-cell>
          <table:table-cell office:value-type="float" office:value="0.95414399999999944" table:formula="of:=[.B34]-[.$B$29]" table:style-name="ce4">
            <text:p>0.954144</text:p>
          </table:table-cell>
          <table:table-cell office:value-type="string" table:style-name="ce1">
            <text:p>SX_56_mean_std</text:p>
          </table:table-cell>
          <table:table-cell office:value-type="string" table:style-name="ce2">
            <text:p>mean_std改好了直接无敌</text:p>
          </table:table-cell>
          <table:table-cell table:style-name="ce1"/>
          <table:table-cell office:value-type="string" table:style-name="ce1">
            <text:p>过拟合，RS和亮对实际上有用。Round之后才52.3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S-CutOut</text:p>
          </table:table-cell>
          <table:table-cell office:value-type="float" office:value="53.178165999999997" table:style-name="ce1">
            <text:p>53.178166</text:p>
          </table:table-cell>
          <table:table-cell office:value-type="float" office:value="0.11463299999999776" table:formula="of:=[.B35]-[.$B$29]" table:style-name="ce4">
            <text:p>0.114633</text:p>
          </table:table-cell>
          <table:table-cell office:value-type="string" table:style-name="ce1">
            <text:p>SX_b_RS_without_cutout</text:p>
          </table:table-cell>
          <table:table-cell office:value-type="string" table:style-name="ce2">
            <text:p>CutOut…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an_std，std=10+RS</text:p>
          </table:table-cell>
          <table:table-cell office:value-type="float" office:value="53.838821000000003" table:style-name="ce1">
            <text:p>53.838821</text:p>
          </table:table-cell>
          <table:table-cell office:value-type="float" office:value="0.77528800000000331" table:formula="of:=[.B36]-[.$B$29]" table:style-name="ce4">
            <text:p>0.775288</text:p>
          </table:table-cell>
          <table:table-cell office:value-type="string" table:style-name="ce1">
            <text:p>SX_56_mean_std_RS</text:p>
          </table:table-cell>
          <table:table-cell office:value-type="string" table:style-name="ce2">
            <text:p>RS…</text:p>
          </table:table-cell>
          <table:table-cell office:value-type="string" table:style-name="ce2">
            <text:p>！！！！</text:p>
          </table:table-cell>
          <table:table-cell office:value-type="string" table:style-name="ce1">
            <text:p>int52.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n_std，std=10+亮度对比度</text:p>
          </table:table-cell>
          <table:table-cell office:value-type="float" office:value="53.852684000000004" table:style-name="ce1">
            <text:p>53.852684</text:p>
          </table:table-cell>
          <table:table-cell office:value-type="float" office:value="0.78915100000000393" table:formula="of:=[.B37]-[.$B$29]" table:style-name="ce4">
            <text:p>0.789151</text:p>
          </table:table-cell>
          <table:table-cell table:number-columns-repeated="2" table:style-name="ce1"/>
          <table:table-cell office:value-type="string" table:style-name="ce1">
            <text:p>！！！！</text:p>
          </table:table-cell>
          <table:table-cell office:value-type="string" table:style-name="ce1">
            <text:p>int52.695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n_std，std=10+去掉一个尺度</text:p>
          </table:table-cell>
          <table:table-cell table:number-columns-repeated="2" table:style-name="ce1"/>
          <table:table-cell office:value-type="string" table:style-name="ce1">
            <text:p>去哪个都报废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an_std，std=10+attention</text:p>
          </table:table-cell>
          <table:table-cell office:value-type="float" office:value="53.738332999999997" table:style-name="ce1">
            <text:p>53.73833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round&gt;float&gt;int</text:p>
          </table:table-cell>
          <table:table-cell table:number-columns-repeated="16383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周嘉源</meta:initial-creator>
    <dc:creator>周嘉源</dc:creator>
    <meta:creation-date>2015-06-05T18:17:20Z</meta:creation-date>
    <dc:date>2021-08-02T10:26:40Z</dc:date>
    <meta:editing-cycles>2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